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mysql;</text:p>
      <text:p text:style-name="Standard">ALTER USER 'root'@'localhost' IDENTIFIED BY 'YOUR_NEW_SECURE_PASSWORD';</text:p>
      <text:p text:style-name="Standard">FLUSH PRIVILEGES;</text:p>
      <text:p text:style-name="Standard">EXI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3:49:28.292069540</meta:creation-date>
    <dc:date>2025-08-02T14:30:50.421611926</dc:date>
    <meta:editing-duration>PT14H31M7S</meta:editing-duration>
    <meta:editing-cycles>1</meta:editing-cycles>
    <meta:document-statistic meta:table-count="0" meta:image-count="0" meta:object-count="0" meta:page-count="1" meta:paragraph-count="4" meta:word-count="11" meta:character-count="103" meta:non-whitespace-character-count="96"/>
    <meta:generator>LibreOffice/24.2.7.2$Linux_X86_64 LibreOffice_project/420$Build-2</meta:generator>
  </office:meta>
</office:document-meta>
</file>